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ooo="http://openoffice.org/2004/office" xmlns:xforms="http://www.w3.org/2002/xforms" xmlns:number="urn:oasis:names:tc:opendocument:xmlns:datastyle:1.0" xmlns:text="urn:oasis:names:tc:opendocument:xmlns:text:1.0" xmlns:ooow="http://openoffice.org/2004/writer" xmlns:dom="http://www.w3.org/2001/xml-events" xmlns:fo="urn:oasis:names:tc:opendocument:xmlns:xsl-fo-compatible:1.0" xmlns:style="urn:oasis:names:tc:opendocument:xmlns:style:1.0" xmlns:table="urn:oasis:names:tc:opendocument:xmlns:table:1.0" xmlns:form="urn:oasis:names:tc:opendocument:xmlns:form:1.0" xmlns:dr3d="urn:oasis:names:tc:opendocument:xmlns:dr3d:1.0" xmlns:script="urn:oasis:names:tc:opendocument:xmlns:script:1.0" xmlns:oooc="http://openoffice.org/2004/calc" xmlns:meta="urn:oasis:names:tc:opendocument:xmlns:meta:1.0" xmlns:svg="urn:oasis:names:tc:opendocument:xmlns:svg-compatible:1.0" xmlns:xsd="http://www.w3.org/2001/XMLSchema" xmlns:chart="urn:oasis:names:tc:opendocument:xmlns:chart:1.0" xmlns:xsi="http://www.w3.org/2001/XMLSchema-instance" xmlns:math="http://www.w3.org/1998/Math/MathML">
  <office:scripts/>
  <office:font-face-decls>
    <style:font-face xmlns:v="urn:schemas-microsoft-com:vml" style:name="Calibri" svg:font-family="Calibri"/>
  </office:font-face-decls>
  <office:automatic-styles>
    <style:style xmlns:v="urn:schemas-microsoft-com:vml" style:name="Monozipmx003Ammx002Fmmx002Fmlocalhostmx002Fmxlmx002Fmworksheetsmx002Fmsheet1mxmlElementm2m1m0m" style:family="table-column">
      <style:table-column-properties fo:break-before="auto" style:column-width="1.669cm"/>
    </style:style>
    <style:style xmlns:v="urn:schemas-microsoft-com:vml" style:name="Monozipmx003Ammx002Fmmx002Fmlocalhostmx002Fmxlmx002Fmworksheetsmx002Fmsheet1mxmlElementm0m3m1m0m" style:family="table-column">
      <style:table-column-properties style:column-width="1.046cm"/>
    </style:style>
    <style:style xmlns:v="urn:schemas-microsoft-com:vml" style:name="Monozipmx003Ammx002Fmmx002Fmlocalhostmx002Fmxlmx002Fmworksheetsmx002Fmsheet1mxmlElementm1m3m1m0m" style:family="table-column">
      <style:table-column-properties style:column-width="1.188cm"/>
    </style:style>
    <style:style xmlns:v="urn:schemas-microsoft-com:vml" style:name="Monozipmx003Ammx002Fmmx002Fmlocalhostmx002Fmxlmx002Fmworksheetsmx002Fmsheet1mxmlElementm2m3m1m0m" style:family="table-column">
      <style:table-column-properties style:column-width="2.517cm"/>
    </style:style>
    <style:style xmlns:v="urn:schemas-microsoft-com:vml" style:name="Monozipmx003Ammx002Fmmx002Fmlocalhostmx002Fmxlmx002Fmworksheetsmx002Fmsheet1mxmlElementm3m3m1m0m" style:family="table-column">
      <style:table-column-properties style:column-width="0.678cm"/>
    </style:style>
    <style:style xmlns:v="urn:schemas-microsoft-com:vml" style:name="Monozipmx003Ammx002Fmmx002Fmlocalhostmx002Fmxlmx002Fmworksheetsmx002Fmsheet2mxmlElementm2m1m0m" style:family="table-column">
      <style:table-column-properties fo:break-before="auto" style:column-width="1.669cm"/>
    </style:style>
    <style:style xmlns:v="urn:schemas-microsoft-com:vml" style:name="Monozipmx003Ammx002Fmmx002Fmlocalhostmx002Fmxlmx002Fmworksheetsmx002Fmsheet3mxmlElementm2m1m0m" style:family="table-column">
      <style:table-column-properties fo:break-before="auto" style:column-width="1.669cm"/>
    </style:style>
    <style:style xmlns:v="urn:schemas-microsoft-com:vml" style:name="Monozipmx003Ammx002Fmmx002Fmlocalhostmx002Fmxlmx002Fmworksheetsmx002Fmsheet1mxmlElementm2m1m0m" style:family="table-row">
      <style:table-row-properties fo:break-before="auto" style:row-height="0.529cm"/>
    </style:style>
    <style:style xmlns:v="urn:schemas-microsoft-com:vml" style:name="Monozipmx003Ammx002Fmmx002Fmlocalhostmx002Fmxlmx002Fmworksheetsmx002Fmsheet2mxmlElementm2m1m0m" style:family="table-row">
      <style:table-row-properties fo:break-before="auto" style:row-height="0.529cm"/>
    </style:style>
    <style:style xmlns:v="urn:schemas-microsoft-com:vml" style:name="Monozipmx003Ammx002Fmmx002Fmlocalhostmx002Fmxlmx002Fmworksheetsmx002Fmsheet3mxmlElementm2m1m0m" style:family="table-row">
      <style:table-row-properties fo:break-before="auto" style:row-height="0.529cm"/>
    </style:style>
    <style:style xmlns:v="urn:schemas-microsoft-com:vml" style:name="Monozipmx003Ammx002Fmmx002Fmlocalhostmx002Fmxlmx002FmstylesmxmlElementm0m4m1m0m" style:family="table-cell" style:parent-style-name="Default">
      <style:text-properties fo:font-size="11" fo:color="#000000" style:font-name="Calibri"/>
    </style:style>
    <style:style xmlns:v="urn:schemas-microsoft-com:vml" style:name="Monozipmx003Ammx002Fmmx002Fmlocalhostmx002Fmxlmx002FmstylesmxmlElementm1m4m1m0m" style:family="table-cell" style:parent-style-name="Default">
      <style:table-cell-properties style:vertical-align="bottom"/>
      <style:paragraph-properties fo:text-align="center"/>
      <style:text-properties fo:font-size="11" fo:color="#000000" style:font-name="Calibri"/>
    </style:style>
    <style:style xmlns:v="urn:schemas-microsoft-com:vml" style:name="Monozipmx003Ammx002Fmmx002Fmlocalhostmx002Fmxlmx002FmstylesmxmlElementm2m4m1m0m" style:family="table-cell" style:parent-style-name="Default">
      <style:table-cell-properties style:vertical-align="bottom" fo:background-color="#DBE6F1"/>
      <style:paragraph-properties fo:text-align="center"/>
      <style:text-properties fo:font-size="11" fo:color="#000000" style:font-name="Calibri"/>
    </style:style>
    <style:style xmlns:v="urn:schemas-microsoft-com:vml" style:name="Monozipmx003Ammx002Fmmx002Fmlocalhostmx002Fmxlmx002FmstylesmxmlElementm3m4m1m0m" style:family="table-cell" style:parent-style-name="Default">
      <style:table-cell-properties fo:background-color="#DBE6F1"/>
      <style:text-properties fo:font-size="11" fo:color="#000000" style:font-name="Calibri"/>
    </style:style>
    <style:style xmlns:v="urn:schemas-microsoft-com:vml" style:name="Monozipmx003Ammx002Fmmx002Fmlocalhostmx002Fmxlmx002FmstylesmxmlElementm4m4m1m0m" style:family="table-cell" style:parent-style-name="Default">
      <style:table-cell-properties style:vertical-align="bottom" fo:background-color="#D8E3BD"/>
      <style:paragraph-properties fo:text-align="center"/>
      <style:text-properties fo:font-size="11" fo:color="#000000" style:font-name="Calibri"/>
    </style:style>
    <style:style xmlns:v="urn:schemas-microsoft-com:vml" style:name="Monozipmx003Ammx002Fmmx002Fmlocalhostmx002Fmxlmx002FmworkbookmxmlElementm0m3m1m0m" style:family="table" style:master-page-name="Default">
      <style:table-properties/>
    </style:style>
    <style:style xmlns:v="urn:schemas-microsoft-com:vml" style:name="Monozipmx003Ammx002Fmmx002Fmlocalhostmx002Fmxlmx002FmworkbookmxmlElementm1m3m1m0m" style:family="table" style:master-page-name="Default">
      <style:table-properties/>
    </style:style>
    <style:style xmlns:v="urn:schemas-microsoft-com:vml" style:name="Monozipmx003Ammx002Fmmx002Fmlocalhostmx002Fmxlmx002FmworkbookmxmlElementm2m3m1m0m" style:family="table" style:master-page-name="Default">
      <style:table-properties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Plan1" table:style-name="Monozipmx003Ammx002Fmmx002Fmlocalhostmx002Fmxlmx002FmworkbookmxmlElementm0m3m1m0m">
        <table:table-column xmlns:v="urn:schemas-microsoft-com:vml" table:style-name="Monozipmx003Ammx002Fmmx002Fmlocalhostmx002Fmxlmx002Fmworksheetsmx002Fmsheet1mxmlElementm0m3m1m0m" table:default-cell-style-name="Monozipmx003Ammx002Fmmx002Fmlocalhostmx002Fmxlmx002FmstylesmxmlElementm1m4m1m0m"/>
        <table:table-column xmlns:v="urn:schemas-microsoft-com:vml" table:style-name="Monozipmx003Ammx002Fmmx002Fmlocalhostmx002Fmxlmx002Fmworksheetsmx002Fmsheet1mxmlElementm1m3m1m0m" table:default-cell-style-name="Monozipmx003Ammx002Fmmx002Fmlocalhostmx002Fmxlmx002FmstylesmxmlElementm1m4m1m0m"/>
        <table:table-column xmlns:v="urn:schemas-microsoft-com:vml" table:style-name="Monozipmx003Ammx002Fmmx002Fmlocalhostmx002Fmxlmx002Fmworksheetsmx002Fmsheet1mxmlElementm2m3m1m0m" table:number-columns-repeated="10" table:default-cell-style-name="Monozipmx003Ammx002Fmmx002Fmlocalhostmx002Fmxlmx002FmstylesmxmlElementm1m4m1m0m"/>
        <table:table-column xmlns:v="urn:schemas-microsoft-com:vml" table:style-name="Monozipmx003Ammx002Fmmx002Fmlocalhostmx002Fmxlmx002Fmworksheetsmx002Fmsheet1mxmlElementm3m3m1m0m" table:number-columns-repeated="3" table:default-cell-style-name="Monozipmx003Ammx002Fmmx002Fmlocalhostmx002Fmxlmx002FmstylesmxmlElementm4m4m1m0m"/>
        <table:table-column xmlns:v="urn:schemas-microsoft-com:vml" table:style-name="Monozipmx003Ammx002Fmmx002Fmlocalhostmx002Fmxlmx002Fmworksheetsmx002Fmsheet1mxmlElementm2m1m0m" table:number-columns-repeated="241" table:default-cell-style-name="Monozipmx003Ammx002Fmmx002Fmlocalhostmx002Fmxlmx002FmstylesmxmlElementm0m4m1m0m"/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2m4m1m0m" office:value-type="string">
            <text:p>Sexo</text:p>
          </table:table-cell>
          <table:table-cell table:style-name="Monozipmx003Ammx002Fmmx002Fmlocalhostmx002Fmxlmx002FmstylesmxmlElementm2m4m1m0m" office:value-type="string">
            <text:p>Idade</text:p>
          </table:table-cell>
          <table:table-cell table:style-name="Monozipmx003Ammx002Fmmx002Fmlocalhostmx002Fmxlmx002FmstylesmxmlElementm2m4m1m0m" office:value-type="string">
            <text:p>TV</text:p>
          </table:table-cell>
          <table:table-cell table:style-name="Monozipmx003Ammx002Fmmx002Fmlocalhostmx002Fmxlmx002FmstylesmxmlElementm2m4m1m0m" office:value-type="string">
            <text:p>Video</text:p>
          </table:table-cell>
          <table:table-cell table:style-name="Monozipmx003Ammx002Fmmx002Fmlocalhostmx002Fmxlmx002FmstylesmxmlElementm2m4m1m0m" office:value-type="string">
            <text:p>Rádio</text:p>
          </table:table-cell>
          <table:table-cell table:style-name="Monozipmx003Ammx002Fmmx002Fmlocalhostmx002Fmxlmx002FmstylesmxmlElementm2m4m1m0m" office:value-type="string">
            <text:p>Banheiros</text:p>
          </table:table-cell>
          <table:table-cell table:style-name="Monozipmx003Ammx002Fmmx002Fmlocalhostmx002Fmxlmx002FmstylesmxmlElementm2m4m1m0m" office:value-type="string">
            <text:p>Empregadas</text:p>
          </table:table-cell>
          <table:table-cell table:style-name="Monozipmx003Ammx002Fmmx002Fmlocalhostmx002Fmxlmx002FmstylesmxmlElementm2m4m1m0m" office:value-type="string">
            <text:p>Geladeiras</text:p>
          </table:table-cell>
          <table:table-cell table:style-name="Monozipmx003Ammx002Fmmx002Fmlocalhostmx002Fmxlmx002FmstylesmxmlElementm2m4m1m0m" office:value-type="string">
            <text:p>Freezers</text:p>
          </table:table-cell>
          <table:table-cell table:style-name="Monozipmx003Ammx002Fmmx002Fmlocalhostmx002Fmxlmx002FmstylesmxmlElementm2m4m1m0m" office:value-type="string">
            <text:p>Automóveis</text:p>
          </table:table-cell>
          <table:table-cell table:style-name="Monozipmx003Ammx002Fmmx002Fmlocalhostmx002Fmxlmx002FmstylesmxmlElementm2m4m1m0m" office:value-type="string">
            <text:p>Máquinas</text:p>
          </table:table-cell>
          <table:table-cell table:style-name="Monozipmx003Ammx002Fmmx002Fmlocalhostmx002Fmxlmx002FmstylesmxmlElementm2m4m1m0m" office:value-type="string">
            <text:p>Instrução</text:p>
          </table:table-cell>
          <table:table-cell table:style-name="Monozipmx003Ammx002Fmmx002Fmlocalhostmx002Fmxlmx002FmstylesmxmlElementm2m4m1m0m" office:value-type="string">
            <text:p>Q1</text:p>
          </table:table-cell>
          <table:table-cell table:style-name="Monozipmx003Ammx002Fmmx002Fmlocalhostmx002Fmxlmx002FmstylesmxmlElementm2m4m1m0m" office:value-type="string">
            <text:p>Q2</text:p>
          </table:table-cell>
          <table:table-cell table:style-name="Monozipmx003Ammx002Fmmx002Fmlocalhostmx002Fmxlmx002FmstylesmxmlElementm2m4m1m0m" office:value-type="string">
            <text:p>Q3</text:p>
          </table:table-cell>
          <table:table-cell table:number-columns-repeated="241" table:style-name="Monozipmx003Ammx002Fmmx002Fmlocalhostmx002Fmxlmx002FmstylesmxmlElementm3m4m1m0m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24">
            <text:p>24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4">
            <text:p>4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4">
            <text:p>4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9">
            <text:p>19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8">
            <text:p>18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9">
            <text:p>19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9">
            <text:p>19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9">
            <text:p>19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9">
            <text:p>19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9">
            <text:p>19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9">
            <text:p>19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9">
            <text:p>19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9">
            <text:p>19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9">
            <text:p>19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9">
            <text:p>19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9">
            <text:p>19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9">
            <text:p>19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9">
            <text:p>19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19">
            <text:p>19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19">
            <text:p>19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20">
            <text:p>20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20">
            <text:p>2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20">
            <text:p>2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20">
            <text:p>2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20">
            <text:p>2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20">
            <text:p>20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20">
            <text:p>2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20">
            <text:p>20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20">
            <text:p>20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21">
            <text:p>2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21">
            <text:p>2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22">
            <text:p>2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5">
            <text:p>5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4">
            <text:p>4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23">
            <text:p>2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f</text:p>
          </table:table-cell>
          <table:table-cell table:style-name="Monozipmx003Ammx002Fmmx002Fmlocalhostmx002Fmxlmx002FmstylesmxmlElementm1m4m1m0m" office:value-type="float" office:value="24">
            <text:p>24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style-name="Monozipmx003Ammx002Fmmx002Fmlocalhostmx002Fmxlmx002FmstylesmxmlElementm4m4m1m0m" office:value-type="float" office:value="1">
            <text:p>1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24">
            <text:p>24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0">
            <text:p>0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3">
            <text:p>3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  <table:table-row xmlns:v="urn:schemas-microsoft-com:vml" table:style-name="Monozipmx003Ammx002Fmmx002Fmlocalhostmx002Fmxlmx002Fmworksheetsmx002Fmsheet1mxmlElementm2m1m0m">
          <table:table-cell table:style-name="Monozipmx003Ammx002Fmmx002Fmlocalhostmx002Fmxlmx002FmstylesmxmlElementm1m4m1m0m" office:value-type="string">
            <text:p>m</text:p>
          </table:table-cell>
          <table:table-cell table:style-name="Monozipmx003Ammx002Fmmx002Fmlocalhostmx002Fmxlmx002FmstylesmxmlElementm1m4m1m0m" office:value-type="float" office:value="24">
            <text:p>24</text:p>
          </table:table-cell>
          <table:table-cell table:style-name="Monozipmx003Ammx002Fmmx002Fmlocalhostmx002Fmxlmx002FmstylesmxmlElementm1m4m1m0m" office:value-type="float" office:value="3">
            <text:p>3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2">
            <text:p>2</text:p>
          </table:table-cell>
          <table:table-cell table:style-name="Monozipmx003Ammx002Fmmx002Fmlocalhostmx002Fmxlmx002FmstylesmxmlElementm1m4m1m0m" office:value-type="float" office:value="1">
            <text:p>1</text:p>
          </table:table-cell>
          <table:table-cell table:style-name="Monozipmx003Ammx002Fmmx002Fmlocalhostmx002Fmxlmx002FmstylesmxmlElementm1m4m1m0m" office:value-type="float" office:value="4">
            <text:p>4</text:p>
          </table:table-cell>
          <table:table-cell table:style-name="Monozipmx003Ammx002Fmmx002Fmlocalhostmx002Fmxlmx002FmstylesmxmlElementm4m4m1m0m" office:value-type="float" office:value="2">
            <text:p>2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style-name="Monozipmx003Ammx002Fmmx002Fmlocalhostmx002Fmxlmx002FmstylesmxmlElementm4m4m1m0m" office:value-type="float" office:value="0">
            <text:p>0</text:p>
          </table:table-cell>
          <table:table-cell table:number-columns-repeated="241"/>
        </table:table-row>
      </table:table>
      <table:table table:name="Plan2" table:style-name="Monozipmx003Ammx002Fmmx002Fmlocalhostmx002Fmxlmx002FmworkbookmxmlElementm1m3m1m0m">
        <table:table-column xmlns:v="urn:schemas-microsoft-com:vml" table:style-name="Monozipmx003Ammx002Fmmx002Fmlocalhostmx002Fmxlmx002Fmworksheetsmx002Fmsheet2mxmlElementm2m1m0m" table:number-columns-repeated="256" table:default-cell-style-name="Monozipmx003Ammx002Fmmx002Fmlocalhostmx002Fmxlmx002FmstylesmxmlElementm0m4m1m0m"/>
        <table:table-row xmlns:v="urn:schemas-microsoft-com:vml" table:style-name="Monozipmx003Ammx002Fmmx002Fmlocalhostmx002Fmxlmx002Fmworksheetsmx002Fmsheet2mxmlElementm2m1m0m" table:number-rows-repeated="65536">
          <table:table-cell table:number-columns-repeated="256"/>
        </table:table-row>
      </table:table>
      <table:table table:name="Plan3" table:style-name="Monozipmx003Ammx002Fmmx002Fmlocalhostmx002Fmxlmx002FmworkbookmxmlElementm2m3m1m0m">
        <table:table-column xmlns:v="urn:schemas-microsoft-com:vml" table:style-name="Monozipmx003Ammx002Fmmx002Fmlocalhostmx002Fmxlmx002Fmworksheetsmx002Fmsheet3mxmlElementm2m1m0m" table:number-columns-repeated="256" table:default-cell-style-name="Monozipmx003Ammx002Fmmx002Fmlocalhostmx002Fmxlmx002FmstylesmxmlElementm0m4m1m0m"/>
        <table:table-row xmlns:v="urn:schemas-microsoft-com:vml" table:style-name="Monozipmx003Ammx002Fmmx002Fmlocalhostmx002Fmxlmx002Fmworksheetsmx002Fmsheet3mxmlElementm2m1m0m" table:number-rows-repeated="65536">
          <table:table-cell table:number-columns-repeated="256"/>
        </table:table-row>
      </table:table>
      <table:database-ranges/>
    </office:spreadsheet>
  </office:body>
</office:document-content>
</file>

<file path=styles.xml><?xml version="1.0" encoding="utf-8"?>
<office:document-styles xmlns:office="urn:oasis:names:tc:opendocument:xmlns:office:1.0" xmlns:v="urn:schemas-microsoft-com:vml" xmlns:fo="urn:oasis:names:tc:opendocument:xmlns:xsl-fo-compatible:1.0" xmlns:table="urn:oasis:names:tc:opendocument:xmlns:table:1.0" xmlns:svg="urn:oasis:names:tc:opendocument:xmlns:svg-compatible:1.0" xmlns:text="urn:oasis:names:tc:opendocument:xmlns:text:1.0" xmlns:style="urn:oasis:names:tc:opendocument:xmlns:style:1.0">
  <office:font-face-decls>
    <style:font-face style:name="Calibri" svg:font-family="Calibri"/>
  </office:font-face-decls>
  <office:styles>
    <style:style style:name="Default" style:family="table-cell">
      <style:text-properties fo:font-size="11" fo:color="#000000" style:font-name="Calibri"/>
    </style:style>
  </office:styles>
  <office:automatic-styles>
    <style:page-layout style:name="pm1">
      <style:page-layout-properties fo:page-width="21.59cm" fo:page-height="27.94cm" style:print-orientation="portrait" fo:margin-top="0.8cm" fo:margin-bottom="0.8cm" fo:margin-left="1.3cm" fo:margin-right="1.3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="http://schemas.openxmlformats.org/officeDocument/2006/extended-properties" xmlns:dcterms="http://purl.org/dc/terms/" xmlns:meta="urn:oasis:names:tc:opendocument:xmlns:meta:1.0" xmlns:ex="http://schemas.openxmlformats.org/officeDocument/2006/extended-properties">
  <office:meta>
    <meta:generator>ODF Converter </meta:generator>
    <meta:initial-creator/>
    <meta:creation-date>2006-09-25T12:47:36Z</meta:creation-date>
    <dc:creator xmlns:dc="http://purl.org/dc/elements/1.1/"/>
    <dc:date xmlns:dc="http://purl.org/dc/elements/1.1/">2008-05-16T01:19:27Z</dc:date>
    <meta:document-statistic/>
  </office:meta>
</office:document-meta>
</file>